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DaoFactory.getHauskeysUser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DaoFactory.getPermission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DaoFactory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DaoFactory.LdapDaoFactory( Properties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DaoFactory.getApplication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DaoFactory.getLocalUser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DaoFactory.getGroup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DaoFactory.getExternalUser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DaoFactory.getRole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DaoFactory.getUser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DaoFactory.getProfile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